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Collector.assertTotalEventsCount( int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Collector.assertNoEventReceived( Identifiable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Collector.addEvent( Identifiable listener , Objec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Collector.getEvents( Identifiable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Collecto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Collector.assertNoEventReceived( String listen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Collector.assertEvent( String listenerId , Object ... ev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Collector.assertEvent( Identifiable listener , Object ... 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